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3" style:family="paragraph" style:parent-style-name="Standard" style:list-style-name="L31">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3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fo:color="#b80047" fo:font-style="italic" fo:font-weight="normal" style:font-style-asian="italic" style:font-weight-asian="normal" style:font-style-complex="italic" style:font-weight-complex="normal"/>
    </style:style>
    <style:style style:name="T23" style:family="text">
      <style:text-properties fo:color="#b80047" fo:font-style="italic" style:font-style-asian="italic" style:font-style-complex="italic"/>
    </style:style>
    <style:style style:name="T24" style:family="text">
      <style:text-properties fo:color="#b80047" fo:font-style="italic" style:text-underline-style="none" fo:font-weight="normal" style:font-style-asian="italic" style:font-weight-asian="normal" style:font-style-complex="italic" style:font-weight-complex="normal"/>
    </style:style>
    <style:style style:name="T25" style:family="text">
      <style:text-properties fo:font-size="12pt" style:text-underline-style="none" fo:font-weight="bold" style:font-size-asian="12pt" style:font-weight-asian="bold" style:font-size-complex="12pt" style:font-weight-complex="bold"/>
    </style:style>
    <style:style style:name="T26" style:family="text">
      <style:text-properties fo:font-size="12pt" style:text-underline-style="none" fo:font-weight="normal" style:font-size-asian="12pt" style:font-weight-asian="normal" style:font-size-complex="12pt" style:font-weight-complex="normal"/>
    </style:style>
    <style:style style:name="T27"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ae00"/>
    </style:style>
    <style:style style:name="T30" style:family="text">
      <style:text-properties fo:color="#dc2300"/>
    </style:style>
    <style:style style:name="T31" style:family="text">
      <style:text-properties fo:color="#2323dc"/>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59806917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5"><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630216336"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788873387"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390667787" text:style-name="L4">
        <text:list-item>
          <text:p text:style-name="P33">user_id (INTEGER, FK, NOT NULL)</text:p>
        </text:list-item>
        <text:list-item>
          <text:p text:style-name="P33">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776639190"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963442561"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84957236"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1601508428" text:style-name="L8">
        <text:list-item>
          <text:p text:style-name="P5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6"><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6"><text:span text:style-name="T2">image1</text:span><text:span text:style-name="T3">: a small text area and a small picture</text:span></text:p>
        </text:list-item>
        <text:list-item>
          <text:p text:style-name="P56"><text:span text:style-name="T2">image2</text:span><text:span text:style-name="T3">: two small pictures</text:span></text:p>
        </text:list-item>
        <text:list-item>
          <text:p text:style-name="P56"><text:span text:style-name="T2">image3</text:span><text:span text:style-name="T3">: a big picture</text:span></text:p>
        </text:list-item>
        <text:list-item>
          <text:p text:style-name="P56"><text:span text:style-name="T2">audio1</text:span><text:span text:style-name="T3">: small text area and a small audio player</text:span></text:p>
        </text:list-item>
        <text:list-item>
          <text:p text:style-name="P56"><text:span text:style-name="T2">audio2</text:span><text:span text:style-name="T3">: big audio player</text:span></text:p>
        </text:list-item>
        <text:list-item>
          <text:p text:style-name="P56"><text:span text:style-name="T2">video1</text:span><text:span text:style-name="T3">: small text area and a small video player</text:span></text:p>
        </text:list-item>
        <text:list-item>
          <text:p text:style-name="P56"><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90792475"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65164278"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20376197"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771565503"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33993485"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32674260"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77538294"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843559881" text:continue-list="list2033993485"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79739956"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39367522" text:style-name="L13">
        <text:list-item>
          <text:p text:style-name="P57"><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7"><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982845618" text:style-name="L14">
        <text:list-item>
          <text:p text:style-name="P58"><text:span text:style-name="T15">if an item is </text:span><text:span text:style-name="T12">private</text:span><text:span text:style-name="T14"> </text:span><text:span text:style-name="T15">it can be seen only by its owner</text:span></text:p>
        </text:list-item>
        <text:list-item>
          <text:p text:style-name="P58"><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71101524" text:style-name="L15">
        <text:list-item>
          <text:p text:style-name="P59"><text:span text:style-name="T3">for </text:span><text:span text:style-name="T12">lessons</text:span><text:span text:style-name="T3">, there always exists an </text:span><text:span text:style-name="T21">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9"><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4">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642623143" text:style-name="L16">
        <text:list-item>
          <text:p text:style-name="P66"><text:span text:style-name="T25">Suggested Lessons (IN DASHBOARD)</text:span><text:span text:style-name="T26">: conditions → </text:span><text:span text:style-name="T27">(public = true) </text:span><text:span text:style-name="T15">∧</text:span><text:span text:style-name="T27"> (user_id != mine) </text:span><text:span text:style-name="T28">∧</text:span><text:span text:style-name="T27"> (subject_id corresponds to one of my subjects)</text:span></text:p>
        </text:list-item>
        <text:list-item>
          <text:p text:style-name="P66"><text:span text:style-name="T25">Last Media Elements (IN DASHBOARD)</text:span><text:span text:style-name="T26">: conditions → </text:span><text:span text:style-name="T27">(public = true) </text:span><text:span text:style-name="T15">∧</text:span><text:span text:style-name="T27"> (user_id != mine) </text:span><text:span text:style-name="T26">→ ordered by publication date descendant</text:span></text:p>
        </text:list-item>
      </text:list>
      <text:p text:style-name="P3"/>
      <text:p text:style-name="P3">[questi qui sotto vanno completati, inoltre devo segnarmi in rosso che va ancora deciso il caso zero]</text:p>
      <text:p text:style-name="P3"/>
      <text:list xml:id="list951077914" text:continue-numbering="true" text:style-name="L16">
        <text:list-item>
          <text:p text:style-name="P70"><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70"><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70"><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70"><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968317278" text:continue-numbering="true" text:style-name="L16">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1338495003" text:style-name="L17">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23">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428320529"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21">The view is organized as follows</text:span><text:span text:style-name="T3">:</text:span></text:p>
      <text:list xml:id="list296940929" text:style-name="L19">
        <text:list-item>
          <text:p text:style-name="P42">buttons to order the lessons according to their parameters (except for the suggested lessons)</text:p>
        </text:list-item>
        <text:list-item>
          <text:p text:style-name="P60"><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21">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301512224"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971812400" text:style-name="L21">
        <text:list-item>
          <text:p text:style-name="P54">preview<text:span text:style-name="T1">: opens a pop up with shadow, which contains the lesson viewer;</text:span></text:p>
        </text:list-item>
        <text:list-item>
          <text:p text:style-name="P54">add<text:span text:style-name="T1">: creates a bookmark;</text:span></text:p>
        </text:list-item>
        <text:list-item>
          <text:p text:style-name="P54">remove<text:span text:style-name="T1">: deletes the lesson from the list, deletes the bookmark and every line of virtual_classroom_lessons;</text:span></text:p>
        </text:list-item>
        <text:list-item>
          <text:p text:style-name="P5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4"><text:soft-page-break/>publish<text:span text:style-name="T1">: saves the lesson as public (you have to confirm that you want the lesson and all its elements to be public);</text:span></text:p>
        </text:list-item>
        <text:list-item>
          <text:p text:style-name="P54">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4">virtual classroom<text:span text:style-name="T1">: it is a on/off button; it just add / removes elements of </text:span><text:span text:style-name="T1">virtual_classroom_lessons;</text:span></text:p>
        </text:list-item>
        <text:list-item>
          <text:p text:style-name="P54">delete<text:span text:style-name="T1">: same behavior of 'edit', it must send notifications to who is using this lesson, and then delete all bookmarks and virtual classroom elements (it must also ask for confirmation);</text:span></text:p>
        </text:list-item>
        <text:list-item>
          <text:p text:style-name="P54">like<text:span text:style-name="T1">: on/off button, creates and deletes rows from the table likes;</text:span></text:p>
        </text:list-item>
        <text:list-item>
          <text:p text:style-name="P54">copy<text:span text:style-name="T1">: creates a clone of the lesson with all its slides and elements, with user_id = mine, and </text:span><text:span text:style-name="T1">copied_and_not_modified switched to true</text:span></text:p>
        </text:list-item>
        <text:list-item>
          <text:p text:style-name="P5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1">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008658127" text:style-name="L22">
        <text:list-item>
          <text:p text:style-name="P44">preview + edit + destroy + change info</text:p>
        </text:list-item>
        <text:list-item>
          <text:p text:style-name="P44">preview + add + report</text:p>
        </text:list-item>
        <text:list-item>
          <text:p text:style-name="P44">preview + edit + remove + report</text:p>
        </text:list-item>
      </text:list>
      <text:p text:style-name="P9"/>
      <text:p text:style-name="P4">Actions and consequences of each button for elements:</text:p>
      <text:list xml:id="list1052216607" text:continue-list="list971812400" text:style-name="L21">
        <text:list-item>
          <text:p text:style-name="P54">preview<text:span text:style-name="T1">: opens a pop up with thumbnail and information</text:span></text:p>
        </text:list-item>
        <text:list-item>
          <text:p text:style-name="P54">add<text:span text:style-name="T1">: creates a bookmark for that element</text:span></text:p>
        </text:list-item>
        <text:list-item>
          <text:p text:style-name="P54">report<text:span text:style-name="T1">: opens a form to report the lesson</text:span></text:p>
        </text:list-item>
        <text:list-item>
          <text:p text:style-name="P54">edit<text:span text:style-name="T1">: opens the specific editor for that kind of element (audio, video, image, see </text:span><text:span text:style-name="T22">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4">remove<text:span text:style-name="T1">: removes the bookmark</text:span></text:p>
        </text:list-item>
        <text:list-item>
          <text:p text:style-name="P54">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2">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3">Section 2.5</text:span>) or video and audio editor (<text:span text:style-name="T23">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185552782" text:style-name="L31">
        <text:list-item>
          <text:p text:style-name="P53"><text:span text:style-name="T13">compact</text:span> (the only option available in 'my lesson', and 'search lessons'; an option for the section 'my elements'; the only option for 'search elements')</text:p>
        </text:list-item>
        <text:list-item>
          <text:p text:style-name="P63">expanded <text:span text:style-name="T20">(the only option in the dashboard for both lessons and media elements; the default option in 'my elements')</text:span></text:p>
        </text:list-item>
      </text:list>
      <text:p text:style-name="P62"><text:span text:style-name="T20"/></text:p>
      <text:list xml:id="list1868292170" text:style-name="L32">
        <text:list-item>
          <text:p text:style-name="P64"><text:span text:style-name="T19">compact lesson</text:span><text:span text:style-name="T20"> =&gt; on a raw; it's possible to click on it and open additional information, </text:span><text:span text:style-name="T16">including the report button if available</text:span></text:p>
        </text:list-item>
        <text:list-item>
          <text:p text:style-name="P64"><text:span text:style-name="T19">expanded lesson</text:span><text:span text:style-name="T20"> =&gt; it's not possible to expand any additional information; </text:span><text:span text:style-name="T16">there is no 'report' button, even if available</text:span></text:p>
        </text:list-item>
        <text:list-item>
          <text:p text:style-name="P6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62"><text:span text:style-name="T20"/></text:p>
      <text:p text:style-name="P8"><text:span text:style-name="T20"/></text:p>
      <text:p text:style-name="P3"/>
      <text:p text:style-name="P3"/>
      <text:p text:style-name="P14">2.4 – Media editors</text:p>
      <text:p text:style-name="P13"/>
      <text:p text:style-name="P3">There is a specific media editor for each of the three types of element (<text:span text:style-name="T23">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28806124" text:style-name="L23">
        <text:list-item>
          <text:p text:style-name="P45">crop and cut parts of the image</text:p>
        </text:list-item>
        <text:list-item>
          <text:p text:style-name="P45"><text:soft-page-break/>insert text, deciding font size, color and position</text:p>
        </text:list-item>
      </text:list>
      <text:p text:style-name="P3"/>
      <text:p text:style-name="P4">Actions available in the audio editor:</text:p>
      <text:list xml:id="list646633347"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880908967"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072409473" text:style-name="L26">
        <text:list-item>
          <text:p text:style-name="P48">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563274624"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text:soft-page-break/>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496756203" text:style-name="L28">
        <text:list-item>
          <text:p text:style-name="P50">database configuration and controls (we already saw these controls in <text:span text:style-name="T23">Section 1.2</text:span>, <text:span text:style-name="T23">Section </text:span><text:span text:style-name="T23">1.3</text:span>, <text:span text:style-name="T23">Section 1.4</text:span>)</text:p>
        </text:list-item>
        <text:list-item>
          <text:p text:style-name="P50">model validations and callbacks (<text:span text:style-name="T23">Section 3.2</text:span>)</text:p>
        </text:list-item>
        <text:list-item>
          <text:p text:style-name="P50">fundamental interface methods (methods handling the logic of the application, available to be used in the frontend, <text:span text:style-name="T23">Section 3.3</text:span>)</text:p>
        </text:list-item>
        <text:list-item>
          <text:p text:style-name="P50">filters of the controllers (<text:span text:style-name="T23">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ext:soft-page-break/>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ext:soft-page-break/>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text:soft-page-break/>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text:soft-page-break/>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ext:soft-page-break/>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598594164" text:style-name="L29">
        <text:list-item>
          <text:p text:style-name="P51"><text:span text:style-name="T31">Manual 'before_destroy' callbacks</text:span> (in blue in the picture)</text:p>
        </text:list-item>
        <text:list-item>
          <text:p text:style-name="P51"><text:span text:style-name="T30">Automatic rails callbacks associated to polymorphism</text:span><text:span text:style-name="T31"> </text:span>(in red in the picture)</text:p>
        </text:list-item>
        <text:list-item>
          <text:p text:style-name="P51"><text:span text:style-name="T29">Database callbacks</text:span> (in green in the picture)</text:p>
        </text:list-item>
      </text:list>
      <text:p text:style-name="P3"/>
      <text:p text:style-name="P4">Besides the cascade destructions, there are the following callbacks:</text:p>
      <text:list xml:id="list436812326" text:style-name="L30">
        <text:list-item>
          <text:p text:style-name="P52">Set as 'null' parent_id in table lessons if the parent lesson is destroyed (<text:span text:style-name="T29">database callback</text:span>).</text:p>
        </text:list-item>
        <text:list-item>
          <text:p text:style-name="P52">Create an automatic token for the lesson (<text:span text:style-name="T31">manual callback, 'before_validation'</text:span>)</text:p>
        </text:list-item>
        <text:list-item>
          <text:p text:style-name="P52">Create an automatic cover slide for the lesson (<text:span text:style-name="T31">manual callback, 'after_save'</text:span>)</text:p>
        </text:list-item>
        <text:list-item>
          <text:p text:style-name="P52">Stop destruction for a media element if it's public (<text:span text:style-name="T31">manual callback, 'before_destroy'</text:span>)</text:p>
        </text:list-item>
        <text:list-item>
          <text:p text:style-name="P52">Stop destruction if a slide is of kind 'cover' (<text:span text:style-name="T31">manual callback, 'before_destroy'</text:span>)</text:p>
        </text:list-item>
        <text:list-item>
          <text:p text:style-name="P52">Convert to lowercase a tag (<text:span text:style-name="T31">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3">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3">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3">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3">Section 3.2</text:span>).</text:p>
          </table:table-cell>
          <table:table-cell table:style-name="Tabella4.D17" office:value-type="string">
            <text:p text:style-name="P23">true / false</text:p>
          </table:table-cell>
        </table:table-row>
        <text:soft-page-break/>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3">Section </text:span><text:span text:style-name="T23">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ext:soft-page-break/>
        <table:table-row>
          <table:table-cell table:style-name="Tabella4.A2" office:value-type="string">
            <text:p text:style-name="P22">34</text:p>
          </table:table-cell>
          <table:table-cell table:style-name="Tabella4.B36" office:value-type="string">
            <text:p text:style-name="P23">@lesson.liked?(an_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5</text:p>
          </table:table-cell>
          <table:table-cell table:style-name="Tabella4.B36" office:value-type="string">
            <text:p text:style-name="P23">@user.report_lesson(lesson_id, msg)</text:p>
          </table:table-cell>
          <table:table-cell table:style-name="Tabella4.C36" office:value-type="string">
            <text:p text:style-name="P23"/>
          </table:table-cell>
          <table:table-cell table:style-name="Tabella4.D36" office:value-type="string">
            <text:p text:style-name="P23">true / false</text:p>
          </table:table-cell>
        </table:table-row>
        <table:table-row>
          <table:table-cell table:style-name="Tabella4.A2" office:value-type="string">
            <text:p text:style-name="P22">36</text:p>
          </table:table-cell>
          <table:table-cell table:style-name="Tabella4.B37" office:value-type="string">
            <text:p text:style-name="P23">@user.report_media_element(media_element_id, msg)</text:p>
          </table:table-cell>
          <table:table-cell table:style-name="Tabella4.C37" office:value-type="string">
            <text:p text:style-name="P23"/>
          </table:table-cell>
          <table:table-cell table:style-name="Tabella4.D37" office:value-type="string">
            <text:p text:style-name="P23">true / false</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3">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3">Section 2.1</text:span>) is called, in the controller each item is initialized with the function set_status, which will allow the view to use the methods <text:span text:style-name="T32">item.status</text:span> and <text:span text:style-name="T32">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7T10:24:04</dc:date>
    <dc:creator>Morgan Spa</dc:creator>
    <meta:editing-duration>P1DT6H26M29S</meta:editing-duration>
    <meta:editing-cycles>478</meta:editing-cycles>
    <meta:generator>LibreOffice/3.5$Linux_X86_64 LibreOffice_project/350m1$Build-2</meta:generator>
    <meta:printed-by>Morgan Spa</meta:printed-by>
    <meta:print-date>2012-10-08T09:36:56</meta:print-date>
    <meta:document-statistic meta:table-count="4" meta:image-count="1" meta:object-count="0" meta:page-count="23" meta:paragraph-count="940" meta:word-count="6559" meta:character-count="37112" meta:non-whitespace-character-count="34829"/>
  </office:meta>
</office:document-meta>
</file>